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 Narrow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text-properties style:font-name="Arial Narrow" style:font-name-complex="Arial"/>
    </style:style>
    <style:style style:name="P4" style:family="paragraph" style:parent-style-name="Standard">
      <style:text-properties style:font-name="Arial Narrow"/>
    </style:style>
    <style:style style:name="P5" style:family="paragraph" style:parent-style-name="Standard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 Narrow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 Eiendom</text:h>
      <text:p text:style-name="P1">”Vis”-menyen viser registrert data på valgt eiendom fra oversikten av eiendommer. </text:p>
      <text:p text:style-name="P1"/>
      <text:p text:style-name="P1">Klikk Editer for redigering av eksisterende data eller for å registrere ny informasjon. </text:p>
      <text:h text:style-name="Heading_20_1" text:outline-level="1">Vis Bygg</text:h>
      <text:p text:style-name="P4">”Vis”-menyen viser registrert data på valgt bygg fra oversikten over bygg. </text:p>
      <text:p text:style-name="P4"/>
      <text:p text:style-name="P4">Klikk Editer for redigering av eksisterende data eller for å registrere ny informasjon. </text:p>
      <text:p text:style-name="P4"/>
      <text:p text:style-name="P4">”Historikk” viser endringer/oppdateringer som er lagret på det aktuelle bygget.</text:p>
      <text:h text:style-name="Heading_20_1" text:outline-level="1">Andre nivå</text:h>
      <text:p text:style-name="P3">Lokalisering/Eiendomsregister kan skreddersys for hver enkelt database. Med dette menes hvilke nivå som skal opprettes og hvilken type informasjon/data som skal kunne lagres på hvert nivå (kalt attributter) defineres for hver enkelt base. Nivå under bygg kan være en eller flere av følgende nivå; inngang, etasje, sone, leieobjekt, rom etc.</text:p>
      <text:p text:style-name="P3"/>
      <text:p text:style-name="P2">Menyvalg/-muligheter for ekstra nivå vil være lik nivåene beskrevet ovenfor (Eiendom og Bygg), bare attributter vil diverg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initial-creator>Knut Vidar Olsen</meta:initial-creator>
    <meta:creation-date>2007-12-04T10:29:03</meta:creation-date>
    <dc:date>2007-12-20T11:47:46</dc:date>
    <meta:editing-cycles>4</meta:editing-cycles>
    <meta:editing-duration>PT34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37" meta:character-count="907"/>
  </office:meta>
</office:document-meta>
</file>